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10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1">
            <calcext:condition calcext:apply-style-name="Error" calcext:value="duplicate" calcext:base-cell-address="list.B3"/>
          </calcext:conditional-format>
          <calcext:conditional-format calcext:target-range-address="list.C3:list.C29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대구광역시 북구 동변로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8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8">프로젝트 총괄: </text:span>염정규                     <text:span text:style-name="T8">프로그래머 : </text:span>이경훈</text:p>
            <text:p><text:span text:style-name="T8">아트 : </text:span>장자혜                                  <text:span text:style-name="T8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부산광역시 사상구 주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서울 특별시 강남구 역삼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12" office:value-type="string" calcext:value-type="string">
            <text:p>서울특별시 강남구 테헤란로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경기 안양시 동안구 시민대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서울 강남구 테헤란로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경기도 용인시 수지구 만현로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12" office:value-type="string" calcext:value-type="string">
            <text:p>전라북도 전주시 덕진구 오공로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5"> </text:span><text:span text:style-name="T6">***</text:span><text:span text:style-name="T5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서울특별시 금천구 가산디지털2로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4" office:value-type="string" calcext:value-type="string">
            <text:p>인천 광역시 부평구 경원대로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서울특별시 양천구 목동동로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</text:p>
          </table:table-cell>
          <table:table-cell table:style-name="ce168" office:value-type="string" calcext:value-type="string">
            <text:p>784-81-02***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충청북도 청주시 청원구 상당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12" office:value-type="string" calcext:value-type="string">
            <text:p>서울 구로구 디지털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***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1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1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1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1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1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5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5" table:on-update-keep-styles="true" table:on-update-keep-size="false"/>
        <table:database-range table:name="developer_table" table:target-range-address="developer.A2:developer.I1065" table:on-update-keep-styles="true" table:on-update-keep-size="false"/>
        <table:database-range table:name="game_table" table:target-range-address="list.B270:list.C271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9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4:38:42.0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9T14:46:03.140000000</dc:date>
    <meta:editing-duration>P2DT6H4M14S</meta:editing-duration>
    <meta:editing-cycles>891</meta:editing-cycles>
    <meta:document-statistic meta:table-count="4" meta:cell-count="29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